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4306in" fo:margin-left="-0.0104in" fo:margin-top="0in" fo:margin-bottom="0in" table:align="left" style:writing-mode="lr-tb"/>
    </style:style>
    <style:style style:name="Table1.A" style:family="table-column">
      <style:table-column-properties style:column-width="2.0861in"/>
    </style:style>
    <style:style style:name="Table1.B" style:family="table-column">
      <style:table-column-properties style:column-width="2.3438in"/>
    </style:style>
    <style:style style:name="Table1.1" style:family="table-row">
      <style:table-row-properties fo:keep-together="auto"/>
    </style:style>
    <style:style style:name="Table1.A1" style:family="table-cell">
      <style:table-cell-properties fo:background-color="#ffffff" fo:padding-left="0.0306in" fo:padding-right="0.0417in" fo:padding-top="0.0417in" fo:padding-bottom="0.0417in" fo:border="0.75pt solid #000001">
        <style:background-image/>
      </style:table-cell-properties>
    </style:style>
    <style:style style:name="Table1.A9" style:family="table-cell">
      <style:table-cell-properties style:vertical-align="bottom" fo:background-color="#ffffff" fo:padding-left="0.0306in" fo:padding-right="0.0417in" fo:padding-top="0.0417in" fo:padding-bottom="0.0417in" fo:border="0.75pt solid #000001">
        <style:background-image/>
      </style:table-cell-properties>
    </style:style>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text-properties style:font-name="times new roman" fo:font-size="12pt" style:text-underline-style="none" fo:background-color="#ffffff" style:font-name-asian="Times New Roman1" style:font-size-asian="12pt" style:font-name-complex="Times New Roman1" style:font-size-complex="12pt"/>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200%"/>
      <style:text-properties fo:color="#000000" style:font-name-asian="Times New Roman1" style:font-name-complex="Times New Roman1"/>
    </style:style>
    <style:style style:name="P6" style:family="paragraph" style:parent-style-name="Standard">
      <style:paragraph-properties fo:margin-top="0.0835in" fo:margin-bottom="0.0835in" loext:contextual-spacing="false" fo:line-height="200%"/>
    </style:style>
    <style:style style:name="P7" style:family="paragraph" style:parent-style-name="Standard_20__28_user_29_">
      <style:paragraph-properties fo:line-height="200%"/>
    </style:style>
    <style:style style:name="P8" style:family="paragraph" style:parent-style-name="Standard_20__28_user_29_">
      <style:paragraph-properties fo:line-height="200%" fo:text-align="start" style:justify-single-word="false"/>
    </style:style>
    <style:style style:name="P9" style:family="paragraph" style:parent-style-name="Standard_20__28_user_29_">
      <style:paragraph-properties fo:line-height="200%" fo:text-align="start" style:justify-single-word="false"/>
      <style:text-properties fo:color="#000000" style:font-name-asian="Times New Roman1" style:font-name-complex="Times New Roman1"/>
    </style:style>
    <style:style style:name="P10" style:family="paragraph" style:parent-style-name="Standard_20__28_user_29_" style:master-page-name="Standard">
      <style:paragraph-properties fo:line-height="200%" style:page-number="auto"/>
    </style:style>
    <style:style style:name="P11" style:family="paragraph" style:parent-style-name="Header">
      <style:paragraph-properties fo:text-align="end" style:justify-single-word="false"/>
    </style:style>
    <style:style style:name="T1" style:family="text">
      <style:text-properties style:font-name="times new roman" fo:font-size="12pt" style:text-underline-style="none" fo:font-weight="normal" fo:background-color="#ffffff" loext:char-shading-value="0" style:font-size-asian="12pt" style:font-weight-asian="normal" style:font-name-complex="Times New Roman1" style:font-size-complex="12pt" style:font-weight-complex="normal"/>
    </style:style>
    <style:style style:name="T2" style:family="text">
      <style:text-properties style:font-name="times new roman" fo:font-size="12pt" style:text-underline-style="none" fo:font-weight="normal" fo:background-color="#ffffff" loext:char-shading-value="0" style:font-size-asian="12pt" style:font-weight-asian="normal" style:font-size-complex="12pt" style:font-weight-complex="normal"/>
    </style:style>
    <style:style style:name="T3" style:family="text">
      <style:text-properties style:font-name="times new roman" fo:font-size="12pt" style:text-underline-style="none" fo:background-color="#ffffff" loext:char-shading-value="0" style:font-size-asian="12pt" style:font-size-complex="12pt"/>
    </style:style>
    <style:style style:name="T4" style:family="text">
      <style:text-properties style:font-name="times new roman" fo:font-size="12pt" style:text-underline-style="none" fo:background-color="#ffffff" loext:char-shading-value="0" style:font-size-asian="12pt" style:font-name-complex="Times New Roman1" style:font-size-complex="12pt"/>
    </style:style>
    <style:style style:name="T5" style:family="text">
      <style:text-properties fo:color="#000000" style:font-name="times new roman" fo:font-size="12pt" style:text-underline-style="none" fo:font-weight="normal" fo:background-color="#ffffff" loext:char-shading-value="0" style:font-name-asian="Times New Roman1" style:font-size-asian="12pt" style:font-weight-asian="normal" style:font-name-complex="Times New Roman1" style:font-size-complex="12pt" style:font-weight-complex="normal"/>
    </style:style>
    <style:style style:name="T6" style:family="text">
      <style:text-properties fo:color="#000000" style:font-name="times new roman" fo:font-size="12pt" style:text-underline-style="none" fo:font-weight="bold" fo:background-color="#ffffff" loext:char-shading-value="0" style:font-name-asian="Times New Roman1" style:font-size-asian="12pt" style:font-weight-asian="bold" style:font-name-complex="Times New Roman1" style:font-size-complex="12pt" style:font-weight-complex="bold"/>
    </style:style>
    <style:style style:name="T7" style:family="text">
      <style:text-properties fo:color="#000000" style:font-name="times new roman" fo:font-size="12pt" style:text-underline-style="none" fo:background-color="#ffffff" loext:char-shading-value="0" style:font-name-asian="Times New Roman1" style:font-size-asian="12pt" style:font-name-complex="Times New Roman1" style:font-size-complex="12pt"/>
    </style:style>
    <style:style style:name="T8" style:family="text">
      <style:text-properties fo:color="#000000" style:font-name="times new roman" fo:font-size="12pt" style:text-underline-style="none" fo:background-color="#ffffff" loext:char-shading-value="0" style:font-size-asian="12pt" style:font-name-complex="Times New Roman1" style:font-size-complex="12pt"/>
    </style:style>
    <style:style style:name="T9" style:family="text">
      <style:text-properties fo:color="#000000" style:font-name="times new roman" fo:font-size="12pt" style:text-underline-style="none" fo:background-color="#ffffff" loext:char-shading-value="0" style:font-size-asian="12pt" style:font-size-complex="12pt"/>
    </style:style>
    <style:style style:name="T10" style:family="text">
      <style:text-properties fo:color="#000000" style:font-name="times new roman" fo:font-size="12pt" fo:font-style="italic" style:text-underline-style="none" fo:background-color="#ffffff" loext:char-shading-value="0" style:font-size-asian="12pt" style:font-style-asian="italic" style:font-name-complex="Times New Roman1" style:font-size-complex="12pt" style:font-style-complex="italic"/>
    </style:style>
    <style:style style:name="T11" style:family="text">
      <style:text-properties fo:color="#000000" style:font-name="Times New Roman" fo:font-size="12pt" style:text-underline-style="none" fo:font-weight="normal" fo:background-color="#ffffff" loext:char-shading-value="0" style:font-name-asian="Times New Roman1" style:font-size-asian="12pt" style:font-weight-asian="normal" style:font-name-complex="Times New Roman1" style:font-size-complex="12pt" style:font-weight-complex="normal"/>
    </style:style>
    <style:style style:name="T12" style:family="text">
      <style:text-properties style:font-name="Times New Roman" fo:font-size="12pt" style:font-name-asian="Times New Roman1" style:font-size-asian="12pt" style:font-name-complex="Times New Roman1" style:font-size-complex="12pt"/>
    </style:style>
    <style:style style:name="T13" style:family="text">
      <style:text-properties fo:font-weight="normal" style:font-weight-asian="normal" style:font-weight-complex="normal"/>
    </style:style>
    <style:style style:name="T14" style:family="text">
      <style:text-properties fo:font-variant="normal" fo:text-transform="none" fo:color="#000000" style:font-name="times new roman" fo:font-size="12pt" fo:letter-spacing="normal" fo:font-style="normal" style:text-underline-style="none" fo:font-weight="normal" fo:background-color="#ffffff" loext:char-shading-value="0" style:font-size-asian="12pt" style:font-style-asian="normal" style:font-weight-asian="normal" style:font-name-complex="Times New Roman1" style:font-size-complex="12pt"/>
    </style:style>
    <style:style style:name="T15" style:family="text">
      <style:text-properties fo:font-variant="normal" fo:text-transform="none" fo:color="#000000" style:font-name="times new roman" fo:font-size="12pt" fo:letter-spacing="normal" fo:font-style="normal" style:text-underline-style="none" fo:font-weight="normal" fo:background-color="#ffffff" loext:char-shading-value="0" style:font-size-asian="12pt" style:font-style-asian="normal" style:font-weight-asian="normal" style:font-size-complex="12pt"/>
    </style:style>
    <style:style style:name="T16"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fo:background-color="#ffffff" loext:char-shading-value="0" style:font-size-asian="12pt" style:font-style-asian="normal" style:font-weight-asian="normal" style:font-name-complex="Times New Roman1" style:font-size-complex="12pt"/>
    </style:style>
    <style:style style:name="T17" style:family="text">
      <style:text-properties fo:font-variant="normal" fo:text-transform="none" fo:color="#000000" style:font-name="times new roman" fo:font-size="12pt" fo:letter-spacing="normal" fo:font-style="italic" style:text-underline-style="none" fo:font-weight="normal" fo:background-color="#ffffff" loext:char-shading-value="0" style:font-size-asian="12pt" style:font-style-asian="italic" style:font-weight-asian="normal" style:font-name-complex="Times New Roman1" style:font-size-complex="12pt"/>
    </style:style>
    <style:style style:name="T18" style:family="text">
      <style:text-properties fo:font-variant="normal" fo:text-transform="none" fo:color="#000000" style:font-name="times new roman" fo:font-size="12pt" fo:letter-spacing="normal" fo:font-style="italic" style:text-underline-style="none" fo:font-weight="normal" fo:background-color="#ffffff" loext:char-shading-value="0" style:font-size-asian="12pt" style:font-style-asian="italic" style:font-weight-asian="normal" style:font-size-complex="12pt"/>
    </style:style>
    <style:style style:name="T19" style:family="text">
      <style:text-properties fo:font-variant="normal" fo:text-transform="none" fo:color="#000000" style:font-name="Times New Roman" fo:font-size="10.5pt" fo:letter-spacing="normal" fo:font-style="normal" fo:font-weight="normal" style:font-size-asian="10.5pt" style:font-style-asian="normal" style:font-weight-asian="normal" style:font-name-complex="Times New Roman1"/>
    </style:style>
    <style:style style:name="T20" style:family="text">
      <style:text-properties fo:font-variant="normal" fo:text-transform="none" fo:color="#000000" style:text-line-through-style="none" style:text-line-through-type="none" style:font-name="times new roman" fo:font-size="12pt" fo:font-style="normal" style:text-underline-style="none" fo:font-weight="normal" style:text-blinking="true" fo:background-color="#ffffff" loext:char-shading-value="0" style:font-size-asian="12pt" style:font-style-asian="normal" style:font-weight-asian="normal" style:font-name-complex="Times New Roman1" style:font-size-complex="12pt"/>
    </style:style>
    <style:style style:name="T21" style:family="text">
      <style:text-properties fo:font-variant="normal" fo:text-transform="none" fo:color="#000000" style:text-line-through-style="none" style:text-line-through-type="none" style:font-name="times new roman" fo:font-size="12pt" fo:font-style="italic" style:text-underline-style="none" fo:font-weight="normal" style:text-blinking="true" fo:background-color="#ffffff" loext:char-shading-value="0" style:font-size-asian="12pt" style:font-style-asian="italic" style:font-weight-asian="normal" style:font-name-complex="Times New Roman1" style:font-size-complex="12pt"/>
    </style:style>
    <style:style style:name="T22" style:family="text">
      <style:text-properties fo:font-variant="normal" fo:text-transform="none" fo:color="#1155cc" style:text-line-through-style="none" style:text-line-through-type="none" style:font-name="times new roman" fo:font-size="12pt" fo:font-style="normal" style:text-underline-style="none" fo:font-weight="normal" style:text-blinking="true" fo:background-color="#ffffff" loext:char-shading-value="0" style:font-size-asian="12pt" style:font-style-asian="normal" style:font-weight-asian="normal"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Software Engineering Final Exam</text:span></text:p>
      <text:p text:style-name="P8"><text:span text:style-name="T5">Team 2: Audrey Evans, Hari Ramanan, Alan Wang, John McCain</text:span></text:p>
      <text:p text:style-name="P9"/>
      <text:p text:style-name="P2"><text:span text:style-name="T6">PERCUSSION PAL: MAINTENANCE PLAN</text:span></text:p>
      <text:p text:style-name="P2"><text:span text:style-name="T6">BeatLuvers Inc. May 2016 Report</text:span></text:p>
      <text:p text:style-name="P2"><text:span text:style-name="T11">Author: Hari Ramanan</text:span></text:p>
      <text:p text:style-name="P3"/>
      <text:p text:style-name="P1"><text:span text:style-name="T6">INTRODUCTION</text:span></text:p>
      <text:p text:style-name="P1"><text:span text:style-name="T7"><text:tab/>The purpose of this document is to detail a plan of maintenance for BeatLuvers Inc.'s “Percussion Pal,” (hereon identified as “the Pal”) a web-based drum machine inspired by the Roland TR-808 percussion kit. BeatLuvers' ambition is to reach a wide audience of professional and amateur musicians with this product by providing high-quality samples of common musical instruments with a timed tempo kit. By providing a non-physical replica of the TR-808, BeatLuvers gives musicians a drum kit that is available wherever they go, so long as they have internet access. With the Pal, BeatLuvers aims to usher in a new, younger generation of musicians who may be skeptical about using a physical drumkit made three decades ago, and may be more attracted to a digital version of the timeless instrument. This document will explain the various costs and professionals that will be required to maintain the Pal, as well as plans of action for its maintenance. </text:span></text:p>
      <text:p text:style-name="P3"/>
      <text:p text:style-name="P1"><text:span text:style-name="T6">BACKGROUND</text:span></text:p>
      <text:p text:style-name="P1"><text:span text:style-name="T7"><text:tab/>BeatLuvers is a privately-owned software development firm based in Lawrence, Kan. The founding fathers of the company are Audrey Evans, John McCain, Hari Ramanan, and Alan Wang. The fathers are undergraduate students studying various disciplines of engineering at the </text:span><text:soft-page-break/><text:span text:style-name="T7">University of Kansas. BeatLuvers has diverse experience in software development, working with an array of programming languages and IDEs. The company’s most recent project was the development of a console-based alarm clock, with a fully functioning year-long calendar and stopwatch and timer functions.</text:span></text:p>
      <text:p text:style-name="P1"><text:span text:style-name="T7"><text:tab/>The reason for BeatLuvers’ original formation could be best be given as necessity in order to complete group projects for an upper level computer science course at the University, but the company prefers to believe that its formation was inspired by the legendary computer scientist Dr. J.W. Gibbo, who taught the company’s founding fathers various concepts in software engineering. BeatLuvers fully intends to continue with the development of innovative and aesthetic applications for its loyal customer base. </text:span></text:p>
      <text:p text:style-name="P3"/>
      <text:p text:style-name="P1"><text:span text:style-name="T6">COSTS</text:span></text:p>
      <text:p text:style-name="P1"><text:span text:style-name="T7"><text:tab/>At the time of initial deployment of the Pal, the core staff on the project consisted only of web developers(1) and web designers(2). These positions will be retained, mostly for the purposes of modifications to the product. Beyond this, the company has decided that the following positions are vital to the longevity of the Pal: An accountant(3), to manage company finances; a part-time secretary(4), who will assist in day-to-day activities at the company office at the discretion of the developers; a marketing consultant(5), whose aim will be to increase awareness of the Pal; and a musical consultant that specializes in percussion(6), who will assess the technical validity of the Pal. Additionally, the team has foreseen the following miscellaneous costs in maintaining the product: rent for office space and equipment (7), costs of hosting a server (8), as the company's current free domain hosted by the University of Kansas Department of Electrical Engineering and Computer Science (eecs.ku.edu) will no longer be available once </text:span><text:soft-page-break/><text:span text:style-name="T7">team members graduate from the department, and costs to distribute the application on the Apple App Store (9). The above discussed costs are listed in the table below. </text:span></text:p>
      <text:p text:style-name="P3"/>
      <text:p text:style-name="P6"><text:span text:style-name="T6">Table 1:</text:span><text:span text:style-name="T7"> List of foreseeable costs in maintenance of the Pal.</text:span></text:p>
      <table:table table:name="Table1" table:style-name="Table1">
        <table:table-column table:style-name="Table1.A"/>
        <table:table-column table:style-name="Table1.B"/>
        <table:table-row table:style-name="Table1.1">
          <table:table-cell table:style-name="Table1.A1" office:value-type="string">
            <text:p text:style-name="P4"><text:span text:style-name="T6">STAFF POSITION/MISC. COST</text:span></text:p>
          </table:table-cell>
          <table:table-cell table:style-name="Table1.A1" office:value-type="string">
            <text:p text:style-name="P4"><text:span text:style-name="T6">SALARY/PRICE (in dollars per year)</text:span></text:p>
          </table:table-cell>
        </table:table-row>
        <table:table-row table:style-name="Table1.1">
          <table:table-cell table:style-name="Table1.A1" office:value-type="string">
            <text:p text:style-name="P2"><text:span text:style-name="T7">Web Developer (2)</text:span></text:p>
          </table:table-cell>
          <table:table-cell table:style-name="Table1.A1" office:value-type="string">
            <text:p text:style-name="P2"><text:span text:style-name="T7">63,000</text:span></text:p>
          </table:table-cell>
        </table:table-row>
        <table:table-row table:style-name="Table1.1">
          <table:table-cell table:style-name="Table1.A1" office:value-type="string">
            <text:p text:style-name="P2"><text:span text:style-name="T7">Web Designer (2)</text:span></text:p>
          </table:table-cell>
          <table:table-cell table:style-name="Table1.A1" office:value-type="string">
            <text:p text:style-name="P2"><text:span text:style-name="T7">50,000</text:span></text:p>
          </table:table-cell>
        </table:table-row>
        <table:table-row table:style-name="Table1.1">
          <table:table-cell table:style-name="Table1.A1" office:value-type="string">
            <text:p text:style-name="P2"><text:span text:style-name="T7">Accountant</text:span></text:p>
          </table:table-cell>
          <table:table-cell table:style-name="Table1.A1" office:value-type="string">
            <text:p text:style-name="P2"><text:span text:style-name="T7">46,000</text:span></text:p>
          </table:table-cell>
        </table:table-row>
        <table:table-row table:style-name="Table1.1">
          <table:table-cell table:style-name="Table1.A1" office:value-type="string">
            <text:p text:style-name="P2"><text:span text:style-name="T7">Part-time Secretary</text:span></text:p>
          </table:table-cell>
          <table:table-cell table:style-name="Table1.A1" office:value-type="string">
            <text:p text:style-name="P2"><text:span text:style-name="T7">15,000</text:span></text:p>
          </table:table-cell>
        </table:table-row>
        <table:table-row table:style-name="Table1.1">
          <table:table-cell table:style-name="Table1.A1" office:value-type="string">
            <text:p text:style-name="P2"><text:span text:style-name="T7">Marketing Consultant</text:span></text:p>
          </table:table-cell>
          <table:table-cell table:style-name="Table1.A1" office:value-type="string">
            <text:p text:style-name="P2"><text:span text:style-name="T7">20,000</text:span></text:p>
          </table:table-cell>
        </table:table-row>
        <table:table-row table:style-name="Table1.1">
          <table:table-cell table:style-name="Table1.A1" office:value-type="string">
            <text:p text:style-name="P2"><text:span text:style-name="T7">Musician Consultant</text:span></text:p>
          </table:table-cell>
          <table:table-cell table:style-name="Table1.A1" office:value-type="string">
            <text:p text:style-name="P2"><text:span text:style-name="T7">10,000</text:span></text:p>
          </table:table-cell>
        </table:table-row>
        <table:table-row table:style-name="Table1.1">
          <table:table-cell table:style-name="Table1.A1" office:value-type="string">
            <text:p text:style-name="P2"><text:span text:style-name="T7">Office space rent</text:span></text:p>
          </table:table-cell>
          <table:table-cell table:style-name="Table1.A1" office:value-type="string">
            <text:p text:style-name="P2"><text:span text:style-name="T7">2,400</text:span></text:p>
          </table:table-cell>
        </table:table-row>
        <table:table-row table:style-name="Table1.1">
          <table:table-cell table:style-name="Table1.A9" office:value-type="string">
            <text:p text:style-name="P2"><text:span text:style-name="T7">Server hosting</text:span></text:p>
          </table:table-cell>
          <table:table-cell table:style-name="Table1.A1" office:value-type="string">
            <text:p text:style-name="P2"><text:span text:style-name="T7">20</text:span></text:p>
          </table:table-cell>
        </table:table-row>
        <table:table-row table:style-name="Table1.1">
          <table:table-cell table:style-name="Table1.A9" office:value-type="string">
            <text:p text:style-name="P2"><text:span text:style-name="T3">Web hosting</text:span></text:p>
          </table:table-cell>
          <table:table-cell table:style-name="Table1.A1" office:value-type="string">
            <text:p text:style-name="P2"><text:span text:style-name="T3">12</text:span></text:p>
          </table:table-cell>
        </table:table-row>
        <table:table-row table:style-name="Table1.1">
          <table:table-cell table:style-name="Table1.A1" office:value-type="string">
            <text:p text:style-name="P2"><text:span text:style-name="T7">App Store Developer Fee</text:span></text:p>
          </table:table-cell>
          <table:table-cell table:style-name="Table1.A1" office:value-type="string">
            <text:p text:style-name="P2"><text:span text:style-name="T7">99</text:span></text:p>
          </table:table-cell>
        </table:table-row>
        <table:table-row table:style-name="Table1.1">
          <table:table-cell table:style-name="Table1.A1" office:value-type="string">
            <text:p text:style-name="P2"><text:span text:style-name="T6">Total</text:span></text:p>
          </table:table-cell>
          <table:table-cell table:style-name="Table1.A1" office:value-type="string">
            <text:p text:style-name="P2"><text:span text:style-name="T7">319,531</text:span></text:p>
          </table:table-cell>
        </table:table-row>
      </table:table>
      <text:p text:style-name="P3"/>
      <text:p text:style-name="P1"><text:span text:style-name="T6">MARKETING</text:span></text:p>
      <text:p text:style-name="P1"><text:span text:style-name="T7"><text:tab/>Effective marketing will be vital in making the Pal a worthwhile business venture. It will be the responsibility of the marketing consultant to spread awareness of the Pal to its target demographic. This includes plugs for the product on various music industry websites, such as guitarcenter.com, as well as more affordable ads on the websites of local radio stations and local brick-and-mortar drum stores. Additionally, with the help of user data on social media websites, BeatLuvers hopes to advertise to musicians and music fans via Facebook and Twitter.</text:span></text:p>
      <text:p text:style-name="P3"/>
      <text:p text:style-name="P1"><text:span text:style-name="T6">MODIFICATION</text:span></text:p>
      <text:p text:style-name="P1"><text:soft-page-break/><text:span text:style-name="T6"><text:tab/></text:span><text:span text:style-name="T7">Modification of the product is an inevitable process that will be necessary to meet the demands of customers as the life cycle of the Pal progresses.</text:span></text:p>
      <text:p text:style-name="P3"/>
      <text:p text:style-name="P1"><text:span text:style-name="T6">Analyzing Customer Requests</text:span></text:p>
      <text:p text:style-name="P1"><text:span text:style-name="T7"><text:tab/>Customer requests are a major reason to make modifications to the product; among the potential requests that the company expects are a wider selection of instruments on the machine, more functionality from the knobs on the user interface, a wider array of tempo options, as well as the ability to save and compile a multitude of custom-made beats. These features can be implemented by the team’s web developers, who have experience implementing similar features in the original product. For the addition of new instruments to the panel, developers will need to retrieve new sound files but will be able to implement these files in a similar manner as before. </text:span></text:p>
      <text:p text:style-name="P1"><text:span text:style-name="T7"><text:tab/>Customer requests will be routed from the customer to the product owner; the owner is then responsible for disseminating the details of the customer request to the team’s developers. As developers create new functionality for the product, available test engineers will have the responsibility of writing unit tests for each new module of the application. It is important to plan for adequate time for both development of new aspects as well as testing of these features before the new product is deployed.</text:span></text:p>
      <text:p text:style-name="P3"/>
      <text:p text:style-name="P1"><text:span text:style-name="T6">Transition and Implementation</text:span></text:p>
      <text:p text:style-name="P1"><text:span text:style-name="T7"><text:tab/>As modifications are made it will be important to abide by the agile methodology, with implementation of new features to the product made on a sprint-by-spring basis. Regular scrum meetings will be necessary during periods of modification, and each member of the team will be responsible for a set amount of work during the sprint. The product owner will be responsible for </text:span><text:soft-page-break/><text:span text:style-name="T7">being aware of the product backlog, and ensuring team members are regularly “burning down” their workload throughout the sprint. </text:span></text:p>
      <text:p text:style-name="P3"/>
      <text:p text:style-name="P1"><text:span text:style-name="T6">Rejection of Requests</text:span></text:p>
      <text:p text:style-name="P1"><text:span text:style-name="T7"><text:tab/>It is important for the team to keep in mind that there will exist customer requests that are too large or complex to handle, or simply lack the potential revenue to be seen as worthy of pursuing. As the product owner confers with the team, it must be taken into consideration whether the potential modification is a worthwhile business venture based on the resources available. For example, a request for a new instrument to be available on the Pal would be a request that the company should be fully be capable of fulfilling, and the monetary reward would likely justify its implementation due to potential new customers that this feature could attract. On the other hand, a request for a Pal with a picture of Joe Biden on the temp knob would, aside from being a ridiculous request, probably not bring the revenue to warrant its implementation.</text:span></text:p>
      <text:p text:style-name="P3"/>
      <text:p text:style-name="P1"><text:span text:style-name="T6">PERCUSSION PAL Premium</text:span></text:p>
      <text:p text:style-name="P1"><text:span text:style-name="T7"><text:tab/>The company currently has plans underway to release a premium version of the Pal for paying customers. A premium version would be highlighted with enhanced music production ability with respect to tempo and instrument choice. Premium would also provide higher quality samples of the instruments available. A premium version would reward paying users with significantly less or no advertising at all. Due to the increased potential cost of maintaining a premium version, it would be important to ensure that the revenue generated from paying users is greater than the lost advertising revenue.</text:span></text:p>
      <text:p text:style-name="P3"/>
      <text:p text:style-name="P1"><text:span text:style-name="T6">RETIREMENT</text:span></text:p>
      <text:p text:style-name="P1"><text:soft-page-break/><text:span text:style-name="T7"><text:tab/>The Percussion Pal, like the drum machine from which it was inspired, is seen as timeless musical technology; its predecessor, the TR-808 drum kit has been used by hundreds of A-list musicians over the past three decades. However, as with all products, it is important to forecast what should happen if the product’s customer base should deteriorate and it is no longer viewed as economically viable. In all likelihood, there will come a time when BeatLuvers will no longer consider the Pal a worthwhile venture. Should this happen, there are parts of the project that may be worth archiving. For example, sound files used for each instrument ought to be saved, as they could be used in the implementation of a future project. The framework that is used to play the sound files is also an important codebase should the company choose to pursue another similar project. Portions of the code that were highly Pal-specific include the styling of the application, and likely are not worth archiving. </text:span></text:p>
      <text:p text:style-name="P1"><text:span text:style-name="T7"><text:tab/>Regardless of when the retirement process is to begin, it is the responsibility of the company to notify remaining users well in advance of retiring the product.</text:span></text:p>
      <text:p text:style-name="P5"/>
      <text:p text:style-name="P1"><text:span text:style-name="T7">References</text:span></text:p>
      <text:p text:style-name="P1"><text:span text:style-name="T4">(1) "How Much Can a Web Developer Expect to Get Paid?" Web Developer Salary Information.<text:tab/> N.p., <text:tab/>n.d. Web. 25 Apr. 2016. &lt;</text:span><text:a xlink:type="simple" xlink:href="http://money.usnews.com/careers/best-jobs/web-" text:style-name="Internet_20_link" text:visited-style-name="Visited_20_Internet_20_Link"><text:span text:style-name="Internet_20_link"><text:span text:style-name="T4">http://money.usnews.com/careers/best-jobs/web-</text:span></text:span></text:a><text:span text:style-name="T4"><text:tab/>developer/salary&gt;.</text:span></text:p>
      <text:p text:style-name="P1"><text:span text:style-name="T4">(2) "Starting Salary for Web Designers - Web Design Degree Center." Web Design Degree<text:tab/> Center. N.p., 28 Dec. <text:tab/>2013. Web. 25 Apr. 2016.<text:tab/><text:tab/><text:tab/><text:tab/><text:tab/><text:tab/> &lt;http://www.webdesigndegreecenter.org/starting- salary-for-web-designers/&gt;.</text:span></text:p>
      <text:p text:style-name="P1"><text:soft-page-break/><text:span text:style-name="T14">(3) <text:s/>"$53,300: The Average Starting Salary for New Accounting Grads."</text:span><text:span text:style-name="T17">AccountingWEB</text:span><text:span text:style-name="T14">. N.p.,<text:tab/> 01 May 2013. Web. 02 May 2016. &lt;</text:span><text:a xlink:type="simple" xlink:href="http://www.accountingweb.com/aa/auditing/53300-" text:style-name="Internet_20_link" text:visited-style-name="Visited_20_Internet_20_Link"><text:span text:style-name="Internet_20_link">http://www.accountingweb.com/aa/auditing/53300-</text:span></text:a><text:a xlink:type="simple" xlink:href="http://www.accountingweb.com/aa/auditing/53300-the-average-starting-salary-for-new-accounting-grads" text:style-name="Internet_20_link" text:visited-style-name="Visited_20_Internet_20_Link"><text:span text:style-name="Internet_20_link"><text:tab/>the-average-starting-salary-for-new-accounting-grads</text:span></text:a><text:span text:style-name="T14">&gt;.</text:span></text:p>
      <text:p text:style-name="P1"><text:span text:style-name="T14">(4)"Secretary Salary (United States) United States Home Change Country Don't See What You<text:tab/> Are Looking For?Get A Free Custom Salary Report »."</text:span><text:span text:style-name="T17">Secretary Salary</text:span><text:span text:style-name="T14">. N.p., n.d. Web.<text:tab/> 02 May 2016. &lt;http://www.payscale.com/research/US/Job=Secretary/Hourly_Rate&gt;.</text:span></text:p>
      <text:p text:style-name="P1"><text:span text:style-name="T8">(5) "The Starting Salary at a Marketing Agency." Small Business. N.p., n.d. Web. 25 Apr. 2016.<text:tab/> &lt;</text:span><text:a xlink:type="simple" xlink:href="http://smallbusiness.chron.com/starting-salary-marketing-agency-13978.html" text:style-name="Internet_20_link" text:visited-style-name="Visited_20_Internet_20_Link"><text:span text:style-name="Internet_20_link"><text:span text:style-name="T8">http://smallbusiness.chron.com/starting-salary-marketing-agency-13978.html</text:span></text:span></text:a><text:span text:style-name="T8">&gt;.</text:span></text:p>
      <text:p text:style-name="P1"><text:span text:style-name="T15">(6)"Consulting Fee Rates | Consultant Fees - ConsultantJournal.com - Become a<text:tab/><text:tab/><text:tab/> Consultant." </text:span><text:span text:style-name="T18">ConsultantJournalcom Become a Consultant RSS</text:span><text:span text:style-name="T15">. N.p., n.d. Web. 02 May<text:tab/> 2016. &lt;http://consultantjournal.com/blog/setting-consulting-fee-rates&gt;.</text:span></text:p>
      <text:p text:style-name="P1"><text:span text:style-name="T8">(7) "Lawrence Office &amp; Commercial - Craigslist." Lawrence Office &amp; Commercial – Craigslist.<text:tab/> N.p., n.d. Web. 25 Apr. 2016. &lt;https://lawrence.craigslist.org/search/off&gt;.</text:span></text:p>
      <text:p text:style-name="P7"><text:span text:style-name="T8">(8) "Simple Cloud Computing, Built for Developers | DigitalOcean."</text:span><text:span text:style-name="apple-converted-space"><text:span text:style-name="T8"> </text:span></text:span><text:span text:style-name="T10">DigitalOcean</text:span><text:span text:style-name="T8">. N.p., n.d.<text:tab/> Web. 25 Apr. 2016. &lt;</text:span><text:a xlink:type="simple" xlink:href="https://www.digitalocean.com/" text:style-name="Internet_20_link" text:visited-style-name="Visited_20_Internet_20_Link"><text:span text:style-name="Internet_20_link"><text:span text:style-name="T8">https://www.digitalocean.com/</text:span></text:span></text:a><text:span text:style-name="T8">&gt;.</text:span></text:p>
      <text:p text:style-name="P7"><text:span text:style-name="T8">(9)</text:span><text:bookmark text:name="docs-internal-guid-d2c20a5e-7326-9d3d-fd01-e06a88964bc6"/><text:span text:style-name="T20">Walsh, Ivan. "The 10 Commandments of Software Maintenance Plans."</text:span><text:span text:style-name="T21">Klariti</text:span><text:span text:style-name="T20">. N.p., 26 Aug<text:tab/> 2011. Web. 02 May 2016. &lt;</text:span><text:a xlink:type="simple" xlink:href="http://www.klariti.com/technical-" text:style-name="Internet_20_link" text:visited-style-name="Visited_20_Internet_20_Link"><text:span text:style-name="Internet_20_link">http://www.klariti.com/technical-</text:span></text:a><text:a xlink:type="simple" xlink:href="http://www.klariti.com/technical-writing/2011/08/26/software-maintenance-plan/" text:style-name="Internet_20_link" text:visited-style-name="Visited_20_Internet_20_Link"><text:span text:style-name="Internet_20_link"><text:tab/>writing/2011/08/26/software-maintenance-plan/</text:span></text:a><text:span text:style-name="T20">&gt;.</text:span></text:p>
      <text:p text:style-name="P7"><text:span text:style-name="T20"><text:tab/>Note: </text:span><text:bookmark text:name="docs-internal-guid-d2c20a5e-7326-f72c-9a95-0b5ff0298fbe"/><text:span text:style-name="T20">This source was used as a guideline for writing a software maintenance plan. Not<text:tab/> all parts of the template were used as they do not all apply in this situ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Header" style:family="paragraph" style:parent-style-name="Standard" style:default-outline-level="" style:class="extra"/>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apple-tab-span" style:family="text" style:parent-style-name="Default_20_Paragraph_20_Fon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35in" fo:margin-left="0in" fo:margin-right="0in" fo:margin-bottom="0.3437in" style:dynamic-spacing="true"/>
      </style:header-style>
      <style:footer-style/>
    </style:page-layout>
  </office:automatic-styles>
  <office:master-styles>
    <style:master-page style:name="Standard" style:page-layout-name="Mpm1">
      <style:header>
        <text:p text:style-name="MP1">Team 2 Maintenance Plan <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6:04:00</meta:creation-date>
    <meta:initial-creator>Audrey Evans</meta:initial-creator>
    <dc:language>en-US</dc:language>
    <dc:date>2016-05-02T16:04:36</dc:date>
    <meta:editing-cycles>7</meta:editing-cycles>
    <meta:editing-duration>P0D</meta:editing-duration>
    <meta:generator>LibreOffice/4.4.4.3$Linux_X86_64 LibreOffice_project/40$Build-3</meta:generator>
    <meta:document-statistic meta:table-count="1" meta:image-count="0" meta:object-count="0" meta:page-count="7" meta:paragraph-count="65" meta:word-count="1653" meta:character-count="10897" meta:non-whitespace-character-count="926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